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84cm" table:align="left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6.198cm"/>
    </style:style>
    <style:style style:name="Table1.C" style:family="table-column">
      <style:table-column-properties style:column-width="6.011cm"/>
    </style:style>
    <style:style style:name="Table1.D" style:family="table-column">
      <style:table-column-properties style:column-width="5.99cm"/>
    </style:style>
    <style:style style:name="Table1.E" style:family="table-column">
      <style:table-column-properties style:column-width="1.304cm"/>
    </style:style>
    <style:style style:name="Table1.F" style:family="table-column">
      <style:table-column-properties style:column-width="1.399cm"/>
    </style:style>
    <style:style style:name="Table1.G" style:family="table-column">
      <style:table-column-properties style:column-width="1.683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1a0c" officeooo:paragraph-rsid="00031a0c"/>
    </style:style>
    <style:style style:name="P2" style:family="paragraph" style:parent-style-name="Text_20_body">
      <style:paragraph-properties>
        <style:tab-stops>
          <style:tab-stop style:position="5.99cm"/>
        </style:tab-stops>
      </style:paragraph-properties>
      <style:text-properties officeooo:rsid="00031a0c" officeooo:paragraph-rsid="00093c1c"/>
    </style:style>
    <style:style style:name="P3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8pt" officeooo:rsid="00031a0c" officeooo:paragraph-rsid="00093c1c" style:font-size-asian="7pt" style:font-size-complex="8pt"/>
    </style:style>
    <style:style style:name="P4" style:family="paragraph" style:parent-style-name="Text_20_body">
      <style:paragraph-properties>
        <style:tab-stops>
          <style:tab-stop style:position="5.195cm"/>
        </style:tab-stops>
      </style:paragraph-properties>
      <style:text-properties fo:font-size="8pt" officeooo:rsid="00031a0c" officeooo:paragraph-rsid="00093c1c" style:font-size-asian="7pt" style:font-size-complex="8pt"/>
    </style:style>
    <style:style style:name="P5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93c1c" style:font-size-asian="14pt" style:font-size-complex="14pt"/>
    </style:style>
    <style:style style:name="P6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d7fcf" style:font-size-asian="14pt" style:font-size-complex="14pt"/>
    </style:style>
    <style:style style:name="P7" style:family="paragraph" style:parent-style-name="Text_20_body">
      <style:paragraph-properties fo:break-before="page"/>
      <style:text-properties officeooo:rsid="000c3992" officeooo:paragraph-rsid="00093c1c"/>
    </style:style>
    <style:style style:name="P8" style:family="paragraph" style:parent-style-name="Table_20_Contents">
      <style:text-properties fo:font-size="8pt" fo:font-weight="bold" officeooo:rsid="00070ff6" officeooo:paragraph-rsid="00070ff6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font-size="8pt" fo:font-weight="bold" officeooo:rsid="0008978c" officeooo:paragraph-rsid="0008978c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text-properties fo:font-size="8pt" officeooo:rsid="00070ff6" officeooo:paragraph-rsid="00070ff6" style:font-size-asian="8pt" style:font-size-complex="8pt"/>
    </style:style>
    <style:style style:name="P12" style:family="paragraph" style:parent-style-name="Table_20_Contents">
      <style:text-properties fo:font-size="8pt" officeooo:rsid="000588ff" style:font-size-asian="8pt" style:font-size-complex="8pt"/>
    </style:style>
    <style:style style:name="P13" style:family="paragraph" style:parent-style-name="Table_20_Contents">
      <style:text-properties fo:font-size="8pt" officeooo:paragraph-rsid="000588ff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08978c" officeooo:paragraph-rsid="0008978c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008a33a" officeooo:paragraph-rsid="0008a33a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text-properties fo:font-size="8pt" officeooo:rsid="00093c1c" officeooo:paragraph-rsid="00093c1c" style:font-size-asian="8pt" style:font-size-complex="8pt"/>
    </style:style>
    <style:style style:name="P18" style:family="paragraph" style:parent-style-name="Table_20_Contents">
      <style:text-properties fo:font-size="8pt" officeooo:paragraph-rsid="00093c1c" style:font-size-asian="8pt" style:font-size-complex="8pt"/>
    </style:style>
    <style:style style:name="P19" style:family="paragraph" style:parent-style-name="Table_20_Contents">
      <style:text-properties fo:font-size="8pt" officeooo:rsid="000a3ef9" officeooo:paragraph-rsid="000a3ef9" style:font-size-asian="8pt" style:font-size-complex="8pt"/>
    </style:style>
    <style:style style:name="P20" style:family="paragraph" style:parent-style-name="Table_20_Contents">
      <style:text-properties fo:font-size="8pt" officeooo:rsid="000a3ef9" officeooo:paragraph-rsid="000d7fcf" style:font-size-asian="8pt" style:font-size-complex="8pt"/>
    </style:style>
    <style:style style:name="P21" style:family="paragraph" style:parent-style-name="Table_20_Contents">
      <style:text-properties fo:font-size="8pt" officeooo:paragraph-rsid="000a3ef9" style:font-size-asian="8pt" style:font-size-complex="8pt"/>
    </style:style>
    <style:style style:name="P22" style:family="paragraph" style:parent-style-name="Table_20_Contents">
      <style:text-properties fo:font-size="8pt" officeooo:rsid="000c3992" officeooo:paragraph-rsid="000c3992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officeooo:rsid="000c3992" officeooo:paragraph-rsid="000c3992" style:font-size-asian="8pt" style:font-size-complex="8pt"/>
    </style:style>
    <style:style style:name="P24" style:family="paragraph" style:parent-style-name="Table_20_Contents">
      <style:text-properties fo:font-size="8pt" officeooo:rsid="000c3992" officeooo:paragraph-rsid="000d7fcf" style:font-size-asian="8pt" style:font-size-complex="8pt"/>
    </style:style>
    <style:style style:name="P25" style:family="paragraph" style:parent-style-name="Table_20_Contents">
      <style:text-properties fo:font-size="8pt" officeooo:rsid="000d7fcf" officeooo:paragraph-rsid="000d7fcf" style:font-size-asian="8pt" style:font-size-complex="8pt"/>
    </style:style>
    <style:style style:name="P26" style:family="paragraph" style:parent-style-name="Table_20_Contents">
      <style:text-properties fo:font-size="8pt" officeooo:rsid="000df2e1" officeooo:paragraph-rsid="000df2e1" style:font-size-asian="8pt" style:font-size-complex="8pt"/>
    </style:style>
    <style:style style:name="P27" style:family="paragraph" style:parent-style-name="Table_20_Contents">
      <style:text-properties fo:font-size="8pt" officeooo:rsid="000f99a4" officeooo:paragraph-rsid="000f99a4" style:font-size-asian="8pt" style:font-size-complex="8pt"/>
    </style:style>
    <style:style style:name="P28" style:family="paragraph" style:parent-style-name="Table_20_Contents">
      <style:text-properties officeooo:rsid="00093c1c" officeooo:paragraph-rsid="00093c1c"/>
    </style:style>
    <style:style style:name="P29" style:family="paragraph" style:parent-style-name="Title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031a0c" officeooo:paragraph-rsid="00093c1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08a33a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655d0" style:font-size-asian="14pt" style:font-size-complex="14pt"/>
    </style:style>
    <style:style style:name="T5" style:family="text">
      <style:text-properties officeooo:rsid="00093c1c"/>
    </style:style>
    <style:style style:name="T6" style:family="text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" style:family="text">
      <style:text-properties officeooo:rsid="000a3ef9"/>
    </style:style>
    <style:style style:name="T8" style:family="text">
      <style:text-properties officeooo:rsid="000c3992"/>
    </style:style>
    <style:style style:name="T9" style:family="text">
      <style:text-properties officeooo:rsid="000d7f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Oxford Hackspace Risk Assessment</text:p>
      <text:p text:style-name="P4"/>
      <text:p text:style-name="P5">Equipment / activity:<text:tab/><text:span text:style-name="T8">Roland MDX-40 CNC Mill</text:span></text:p>
      <text:p text:style-name="P6">Assessment conducted by:<text:tab/><text:span text:style-name="T8">Paul Riggs (based on earlier assessment by Tim Stephens)</text:span></text:p>
      <text:p text:style-name="P2"><text:span text:style-name="T3">Date of assessment:<text:tab/></text:span><text:span text:style-name="T4">4 July 2016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8">What are the hazards?</text:p>
            </table:table-cell>
            <table:table-cell table:style-name="Table1.A1" office:value-type="string">
              <text:p text:style-name="P8">Who/what harm may result?</text:p>
            </table:table-cell>
            <table:table-cell table:style-name="Table1.A1" office:value-type="string">
              <text:p text:style-name="P9">What actions are being taken?</text:p>
            </table:table-cell>
            <table:table-cell table:style-name="Table1.A1" office:value-type="string">
              <text:p text:style-name="P9">What further action is necessary?</text:p>
            </table:table-cell>
            <table:table-cell table:style-name="Table1.A1" office:value-type="string">
              <text:p text:style-name="P9">Action by who?</text:p>
            </table:table-cell>
            <table:table-cell table:style-name="Table1.A1" office:value-type="string">
              <text:p text:style-name="P9">Action by when?</text:p>
            </table:table-cell>
            <table:table-cell table:style-name="Table1.G1" office:value-type="string">
              <text:p text:style-name="P9">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1"><text:span text:style-name="T5">Electric shock whilst maintaining the equipment</text:span></text:p>
          </table:table-cell>
          <table:table-cell table:style-name="Table1.A2" office:value-type="string">
            <text:p text:style-name="P17">Severe injury to maintenance personnel servicing machine</text:p>
          </table:table-cell>
          <table:table-cell table:style-name="Table1.A2" office:value-type="string">
            <text:p text:style-name="P28"><text:span text:style-name="T1">- Covers and guards fitted to all electrical systems.<text:line-break/>- Training log kept of qualified personnelServicing carried out by suitably trained personnel. Covers off work on non-electrical components to be carried out only when system isolated from mains.</text:span></text:p>
            <text:p text:style-name="P17">- Servicing to be carried out only by suitably qualified personnel</text:p>
            <text:p text:style-name="P17"><text:span text:style-name="T1">- Covers off work to be carried out only when system isolated from mains.</text:span></text:p>
          </table:table-cell>
          <table:table-cell table:style-name="Table1.A2" office:value-type="string">
            <text:p text:style-name="P19">None</text:p>
          </table:table-cell>
          <table:table-cell table:style-name="Table1.A2" office:value-type="string">
            <text:p text:style-name="P14">PR</text:p>
          </table:table-cell>
          <table:table-cell table:style-name="Table1.A2" office:value-type="string">
            <text:p text:style-name="P14"><text:span text:style-name="T2">4</text:span>/<text:span text:style-name="T2">7</text:span>/201<text:span text:style-name="T2">6</text:span></text:p>
          </table:table-cell>
          <table:table-cell table:style-name="Table1.G2" office:value-type="string">
            <text:p text:style-name="P15">4/7/2016</text:p>
          </table:table-cell>
        </table:table-row>
        <table:table-row table:style-name="Table1.1">
          <table:table-cell table:style-name="Table1.A2" office:value-type="string">
            <text:p text:style-name="P17">Cutting injury from spinning tool</text:p>
          </table:table-cell>
          <table:table-cell table:style-name="Table1.A2" office:value-type="string">
            <text:p text:style-name="P17">Minor injury to users</text:p>
          </table:table-cell>
          <table:table-cell table:style-name="Table1.A2" office:value-type="string">
            <text:p text:style-name="P10">- <text:span text:style-name="T5">Interlock present on machine, brakes tool immediately if opened</text:span></text:p>
          </table:table-cell>
          <table:table-cell table:style-name="Table1.A2" office:value-type="string">
            <text:p text:style-name="P19">Non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G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7">Workpiece thrown from bed</text:p>
          </table:table-cell>
          <table:table-cell table:style-name="Table1.A2" office:value-type="string">
            <text:p text:style-name="P17">Minor injury to users, bystanders</text:p>
          </table:table-cell>
          <table:table-cell table:style-name="Table1.A2" office:value-type="string">
            <text:p text:style-name="P18">- <text:span text:style-name="T7">Machine has interlocked cover; will not operate if cover is opened</text:span></text:p>
            <text:p text:style-name="P18">- <text:span text:style-name="T7">Users to be trained in correctly clamping workpiece</text:span></text:p>
          </table:table-cell>
          <table:table-cell table:style-name="Table1.A2" office:value-type="string">
            <text:p text:style-name="P19">Non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G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9">Tool breakage ejects parts at speed</text:p>
          </table:table-cell>
          <table:table-cell table:style-name="Table1.A2" office:value-type="string">
            <text:p text:style-name="P17"><text:span text:style-name="T7">Eye damage, m</text:span>inor injury to users, bystanders</text:p>
          </table:table-cell>
          <table:table-cell table:style-name="Table1.A2" office:value-type="string">
            <text:p text:style-name="P21">- <text:span text:style-name="T7">Machine has interlocked cover; will not operate if cover is opened</text:span></text:p>
          </table:table-cell>
          <table:table-cell table:style-name="Table1.A2" office:value-type="string">
            <text:p text:style-name="P20">Non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G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9">Workpiece / tool may become hot while operating</text:p>
          </table:table-cell>
          <table:table-cell table:style-name="Table1.A2" office:value-type="string">
            <text:p text:style-name="P19">Minor burns to user</text:p>
          </table:table-cell>
          <table:table-cell table:style-name="Table1.A2" office:value-type="string">
            <text:p text:style-name="P10">- <text:span text:style-name="T7">Train users to expect hot parts and exercise caution</text:span></text:p>
          </table:table-cell>
          <table:table-cell table:style-name="Table1.A2" office:value-type="string">
            <text:p text:style-name="P20">Non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G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22">Dust from cutting operation</text:p>
          </table:table-cell>
          <table:table-cell table:style-name="Table1.A2" office:value-type="string">
            <text:p text:style-name="P22">Irritation, potential adverse health effects to users and bystanders</text:p>
          </table:table-cell>
          <table:table-cell table:style-name="Table1.A2" office:value-type="string">
            <text:p text:style-name="P10">- <text:span text:style-name="T8">Dust extraction is provided</text:span></text:p>
            <text:p text:style-name="P10">- <text:span text:style-name="T8">Train users to use extraction whenever appropriate</text:span></text:p>
          </table:table-cell>
          <table:table-cell table:style-name="Table1.A2" office:value-type="string">
            <text:p text:style-name="P20">Non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G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22">Fumes from cutting operation</text:p>
          </table:table-cell>
          <table:table-cell table:style-name="Table1.A2" office:value-type="string">
            <text:p text:style-name="P22">Irritation, potential adverse health effects to users and bystanders</text:p>
          </table:table-cell>
          <table:table-cell table:style-name="Table1.A2" office:value-type="string">
            <text:p text:style-name="P10">- <text:span text:style-name="T8">Harmful fumes not expected from normal use of the mill</text:span></text:p>
            <text:p text:style-name="P10">- <text:span text:style-name="T8">Train users to report incidents where fumes are noticable</text:span></text:p>
          </table:table-cell>
          <table:table-cell table:style-name="Table1.A2" office:value-type="string">
            <text:p text:style-name="P22">- Evaluate whether any further mitigations around fumes are warranted.</text:p>
          </table:table-cell>
          <table:table-cell table:style-name="Table1.A2" office:value-type="string">
            <text:p text:style-name="P23">Tech.</text:p>
          </table:table-cell>
          <table:table-cell table:style-name="Table1.A2" office:value-type="string">
            <text:p text:style-name="P23">31/1/2017</text:p>
          </table:table-cell>
          <table:table-cell table:style-name="Table1.G2" office:value-type="string">
            <text:p text:style-name="P16"/>
          </table:table-cell>
        </table:table-row>
        <text:soft-page-break/>
        <table:table-row table:style-name="Table1.1">
          <table:table-cell table:style-name="Table1.A2" office:value-type="string">
            <text:p text:style-name="P22">Injury during set-up of machine for different operation (e.g. conversion to 4th axis<text:span text:style-name="T9">)</text:span></text:p>
          </table:table-cell>
          <table:table-cell table:style-name="Table1.A2" office:value-type="string">
            <text:p text:style-name="P24"><text:span text:style-name="T9">Minor injury to users by </text:span>dropping components on feet/hands, cuts etc.</text:p>
          </table:table-cell>
          <table:table-cell table:style-name="Table1.A2" office:value-type="string">
            <text:p text:style-name="P22">- Only specifically trained users to be allowed to adjust tooling</text:p>
            <text:p text:style-name="P22">- PPE <text:span text:style-name="T9">is available </text:span>as <text:span text:style-name="T9">required</text:span></text:p>
          </table:table-cell>
          <table:table-cell table:style-name="Table1.A2" office:value-type="string">
            <text:p text:style-name="P25">Non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G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26">Use of mill by young people</text:p>
          </table:table-cell>
          <table:table-cell table:style-name="Table1.A2" office:value-type="string">
            <text:p text:style-name="P27">Injury to user</text:p>
          </table:table-cell>
          <table:table-cell table:style-name="Table1.A2" office:value-type="string">
            <text:p text:style-name="P25">- Young people must be mature enough to understand risks associated with tool use, and carefully follow safety instructions. </text:p>
            <text:p text:style-name="P25">- Machine is interlocked and fitted with emergency stop button.</text:p>
            <text:p text:style-name="P25">- Minors to be allowed to use equipment only with supervision by adult trained in the use of the machine</text:p>
          </table:table-cell>
          <table:table-cell table:style-name="Table1.A2" office:value-type="string">
            <text:p text:style-name="P27">Non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G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G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G2" office:value-type="string">
            <text:p text:style-name="P16"/>
          </table:table-cell>
        </table:table-row>
      </table:table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04:37.787000000</meta:creation-date>
    <dc:date>2016-07-06T11:48:20.748000000</dc:date>
    <meta:editing-duration>P1DT17H11M3S</meta:editing-duration>
    <meta:editing-cycles>6</meta:editing-cycles>
    <meta:generator>LibreOffice/5.0.6.3$Windows_x86 LibreOffice_project/490fc03b25318460cfc54456516ea2519c11d1aa</meta:generator>
    <meta:document-statistic meta:table-count="1" meta:image-count="0" meta:object-count="0" meta:page-count="3" meta:paragraph-count="60" meta:word-count="408" meta:character-count="2494" meta:non-whitespace-character-count="2145"/>
  </office:meta>
</office:document-meta>
</file>